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42211655683028404">
            <text:p>0.42211655683028404</text:p>
          </table:table-cell>
          <table:table-cell office:value-type="float" office:value="0.41117208829306195">
            <text:p>0.41117208829306195</text:p>
          </table:table-cell>
          <table:table-cell office:value-type="float" office:value="0.3589408612584285">
            <text:p>0.3589408612584285</text:p>
          </table:table-cell>
          <table:table-cell office:value-type="float" office:value="0.34498512419910504">
            <text:p>0.34498512419910504</text:p>
          </table:table-cell>
          <table:table-cell office:value-type="float" office:value="0.30785902040864815">
            <text:p>0.30785902040864815</text:p>
          </table:table-cell>
          <table:table-cell office:value-type="float" office:value="0.31515230868400856">
            <text:p>0.31515230868400856</text:p>
          </table:table-cell>
          <table:table-cell office:value-type="float" office:value="0.3614456360335056">
            <text:p>0.3614456360335056</text:p>
          </table:table-cell>
          <table:table-cell office:value-type="float" office:value="0.21423435810715363">
            <text:p>0.21423435810715363</text:p>
          </table:table-cell>
          <table:table-cell office:value-type="float" office:value="0.23146701586060148">
            <text:p>0.23146701586060148</text:p>
          </table:table-cell>
          <table:table-cell office:value-type="float" office:value="0.254760616515091">
            <text:p>0.254760616515091</text:p>
          </table:table-cell>
          <table:table-cell office:value-type="float" office:value="0.2432289043064912">
            <text:p>0.2432289043064912</text:p>
          </table:table-cell>
          <table:table-cell office:value-type="float" office:value="0.2450029264794004">
            <text:p>0.2450029264794004</text:p>
          </table:table-cell>
          <table:table-cell office:value-type="float" office:value="0.2534811148066875">
            <text:p>0.2534811148066875</text:p>
          </table:table-cell>
          <table:table-cell office:value-type="float" office:value="0.2544511433919763">
            <text:p>0.2544511433919763</text:p>
          </table:table-cell>
          <table:table-cell office:value-type="float" office:value="0.24795323567452626">
            <text:p>0.24795323567452626</text:p>
          </table:table-cell>
          <table:table-cell office:value-type="float" office:value="0.2536507269739801">
            <text:p>0.2536507269739801</text:p>
          </table:table-cell>
          <table:table-cell office:value-type="float" office:value="0.2583525195020617">
            <text:p>0.2583525195020617</text:p>
          </table:table-cell>
          <table:table-cell office:value-type="float" office:value="0.2838012067941579">
            <text:p>0.2838012067941579</text:p>
          </table:table-cell>
          <table:table-cell office:value-type="float" office:value="0.26621474515451415">
            <text:p>0.26621474515451415</text:p>
          </table:table-cell>
          <table:table-cell office:value-type="float" office:value="0.2645394241510178">
            <text:p>0.2645394241510178</text:p>
          </table:table-cell>
          <table:table-cell office:value-type="float" office:value="0.2722803411598274">
            <text:p>0.2722803411598274</text:p>
          </table:table-cell>
          <table:table-cell office:value-type="float" office:value="0.2608565770113703">
            <text:p>0.2608565770113703</text:p>
          </table:table-cell>
          <table:table-cell office:value-type="float" office:value="0.40029997223070335">
            <text:p>0.40029997223070335</text:p>
          </table:table-cell>
          <table:table-cell office:value-type="float" office:value="0.4069748885115009">
            <text:p>0.4069748885115009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634359374361446">
            <text:p>0.3634359374361446</text:p>
          </table:table-cell>
          <table:table-cell office:value-type="float" office:value="0.3522539993853915">
            <text:p>0.3522539993853915</text:p>
          </table:table-cell>
          <table:table-cell office:value-type="float" office:value="0.3523262993863334">
            <text:p>0.3523262993863334</text:p>
          </table:table-cell>
          <table:table-cell office:value-type="float" office:value="0.3404050385206059">
            <text:p>0.3404050385206059</text:p>
          </table:table-cell>
          <table:table-cell office:value-type="float" office:value="0.33419524576389364">
            <text:p>0.33419524576389364</text:p>
          </table:table-cell>
          <table:table-cell office:value-type="float" office:value="0.32559694008064877">
            <text:p>0.32559694008064877</text:p>
          </table:table-cell>
          <table:table-cell office:value-type="float" office:value="0.34067940142115033">
            <text:p>0.34067940142115033</text:p>
          </table:table-cell>
          <table:table-cell office:value-type="float" office:value="0.3881010530097012">
            <text:p>0.3881010530097012</text:p>
          </table:table-cell>
          <table:table-cell office:value-type="float" office:value="0.4389681651381063">
            <text:p>0.4389681651381063</text:p>
          </table:table-cell>
          <table:table-cell office:value-type="float" office:value="0.4650246672930923">
            <text:p>0.4650246672930923</text:p>
          </table:table-cell>
          <table:table-cell office:value-type="float" office:value="0.4825653594310127">
            <text:p>0.4825653594310127</text:p>
          </table:table-cell>
          <table:table-cell office:value-type="float" office:value="0.49058723058969006">
            <text:p>0.49058723058969006</text:p>
          </table:table-cell>
          <table:table-cell office:value-type="float" office:value="0.4936627611080101">
            <text:p>0.4936627611080101</text:p>
          </table:table-cell>
          <table:table-cell office:value-type="float" office:value="0.49174683998317215">
            <text:p>0.49174683998317215</text:p>
          </table:table-cell>
          <table:table-cell office:value-type="float" office:value="0.48565943951172036">
            <text:p>0.48565943951172036</text:p>
          </table:table-cell>
          <table:table-cell office:value-type="float" office:value="0.4816037767978648">
            <text:p>0.4816037767978648</text:p>
          </table:table-cell>
          <table:table-cell office:value-type="float" office:value="0.4833340079783907">
            <text:p>0.4833340079783907</text:p>
          </table:table-cell>
          <table:table-cell office:value-type="float" office:value="0.4987023474120982">
            <text:p>0.4987023474120982</text:p>
          </table:table-cell>
          <table:table-cell office:value-type="float" office:value="0.5140782504141775">
            <text:p>0.5140782504141775</text:p>
          </table:table-cell>
          <table:table-cell office:value-type="float" office:value="0.5150354824791289">
            <text:p>0.5150354824791289</text:p>
          </table:table-cell>
          <table:table-cell office:value-type="float" office:value="0.5058060770900348">
            <text:p>0.5058060770900348</text:p>
          </table:table-cell>
          <table:table-cell office:value-type="float" office:value="0.4857584248966251">
            <text:p>0.4857584248966251</text:p>
          </table:table-cell>
          <table:table-cell office:value-type="float" office:value="0.452375234265583">
            <text:p>0.452375234265583</text:p>
          </table:table-cell>
          <table:table-cell office:value-type="float" office:value="0.4047247051709951">
            <text:p>0.404724705170995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957113752911875">
            <text:p>0.7957113752911875</text:p>
          </table:table-cell>
          <table:table-cell office:value-type="float" office:value="0.7732724074879257">
            <text:p>0.7732724074879257</text:p>
          </table:table-cell>
          <table:table-cell office:value-type="float" office:value="0.7211155014076723">
            <text:p>0.7211155014076723</text:p>
          </table:table-cell>
          <table:table-cell office:value-type="float" office:value="0.6949052764725078">
            <text:p>0.6949052764725078</text:p>
          </table:table-cell>
          <table:table-cell office:value-type="float" office:value="0.6513958017529411">
            <text:p>0.6513958017529411</text:p>
          </table:table-cell>
          <table:table-cell office:value-type="float" office:value="0.6498504416726534">
            <text:p>0.6498504416726534</text:p>
          </table:table-cell>
          <table:table-cell office:value-type="float" office:value="0.7116478202896134">
            <text:p>0.7116478202896134</text:p>
          </table:table-cell>
          <table:table-cell office:value-type="float" office:value="0.6131837395758484">
            <text:p>0.6131837395758484</text:p>
          </table:table-cell>
          <table:table-cell office:value-type="float" office:value="0.6827053637295452">
            <text:p>0.6827053637295452</text:p>
          </table:table-cell>
          <table:table-cell office:value-type="float" office:value="0.7327838064692472">
            <text:p>0.7327838064692472</text:p>
          </table:table-cell>
          <table:table-cell office:value-type="float" office:value="0.7392830896024226">
            <text:p>0.7392830896024226</text:p>
          </table:table-cell>
          <table:table-cell office:value-type="float" office:value="0.7493032129187264">
            <text:p>0.7493032129187264</text:p>
          </table:table-cell>
          <table:table-cell office:value-type="float" office:value="0.7609429000063412">
            <text:p>0.7609429000063412</text:p>
          </table:table-cell>
          <table:table-cell office:value-type="float" office:value="0.7599434530084804">
            <text:p>0.7599434530084804</text:p>
          </table:table-cell>
          <table:table-cell office:value-type="float" office:value="0.7471879877966485">
            <text:p>0.7471879877966485</text:p>
          </table:table-cell>
          <table:table-cell office:value-type="float" office:value="0.7487164511622936">
            <text:p>0.7487164511622936</text:p>
          </table:table-cell>
          <table:table-cell office:value-type="float" office:value="0.7551968388627309">
            <text:p>0.7551968388627309</text:p>
          </table:table-cell>
          <table:table-cell office:value-type="float" office:value="0.7964434464741126">
            <text:p>0.7964434464741126</text:p>
          </table:table-cell>
          <table:table-cell office:value-type="float" office:value="0.7946626801414818">
            <text:p>0.7946626801414818</text:p>
          </table:table-cell>
          <table:table-cell office:value-type="float" office:value="0.7939713480688898">
            <text:p>0.7939713480688898</text:p>
          </table:table-cell>
          <table:table-cell office:value-type="float" office:value="0.7922248763093682">
            <text:p>0.7922248763093682</text:p>
          </table:table-cell>
          <table:table-cell office:value-type="float" office:value="0.7601930813904791">
            <text:p>0.7601930813904791</text:p>
          </table:table-cell>
          <table:table-cell office:value-type="float" office:value="0.8653201480391379">
            <text:p>0.8653201480391379</text:p>
          </table:table-cell>
          <table:table-cell office:value-type="float" office:value="0.8230125919418805">
            <text:p>0.823012591941880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3971809177803255">
            <text:p>0.23971809177803255</text:p>
          </table:table-cell>
          <table:table-cell office:value-type="float" office:value="0.23234261627933492">
            <text:p>0.23234261627933492</text:p>
          </table:table-cell>
          <table:table-cell office:value-type="float" office:value="0.23239030451397574">
            <text:p>0.23239030451397574</text:p>
          </table:table-cell>
          <table:table-cell office:value-type="float" office:value="0.2245271803373178">
            <text:p>0.2245271803373178</text:p>
          </table:table-cell>
          <table:table-cell office:value-type="float" office:value="0.22043127369562152">
            <text:p>0.22043127369562152</text:p>
          </table:table-cell>
          <table:table-cell office:value-type="float" office:value="0.2147599318755131">
            <text:p>0.2147599318755131</text:p>
          </table:table-cell>
          <table:table-cell office:value-type="float" office:value="0.22470814689620455">
            <text:p>0.22470814689620455</text:p>
          </table:table-cell>
          <table:table-cell office:value-type="float" office:value="0.2559869134044498">
            <text:p>0.2559869134044498</text:p>
          </table:table-cell>
          <table:table-cell office:value-type="float" office:value="0.28953826536953287">
            <text:p>0.28953826536953287</text:p>
          </table:table-cell>
          <table:table-cell office:value-type="float" office:value="0.3067248293044798">
            <text:p>0.3067248293044798</text:p>
          </table:table-cell>
          <table:table-cell office:value-type="float" office:value="0.31829446459544997">
            <text:p>0.31829446459544997</text:p>
          </table:table-cell>
          <table:table-cell office:value-type="float" office:value="0.3235855969479989">
            <text:p>0.3235855969479989</text:p>
          </table:table-cell>
          <table:table-cell office:value-type="float" office:value="0.3256141808911769">
            <text:p>0.3256141808911769</text:p>
          </table:table-cell>
          <table:table-cell office:value-type="float" office:value="0.32435046173537896">
            <text:p>0.32435046173537896</text:p>
          </table:table-cell>
          <table:table-cell office:value-type="float" office:value="0.32033528361293023">
            <text:p>0.32033528361293023</text:p>
          </table:table-cell>
          <table:table-cell office:value-type="float" office:value="0.3176602159420794">
            <text:p>0.3176602159420794</text:p>
          </table:table-cell>
          <table:table-cell office:value-type="float" office:value="0.31880145618336386">
            <text:p>0.31880145618336386</text:p>
          </table:table-cell>
          <table:table-cell office:value-type="float" office:value="0.32893823304927866">
            <text:p>0.32893823304927866</text:p>
          </table:table-cell>
          <table:table-cell office:value-type="float" office:value="0.3390799987563931">
            <text:p>0.3390799987563931</text:p>
          </table:table-cell>
          <table:table-cell office:value-type="float" office:value="0.33971137782588584">
            <text:p>0.33971137782588584</text:p>
          </table:table-cell>
          <table:table-cell office:value-type="float" office:value="0.33362377002428373">
            <text:p>0.33362377002428373</text:p>
          </table:table-cell>
          <table:table-cell office:value-type="float" office:value="0.3204005732145879">
            <text:p>0.3204005732145879</text:p>
          </table:table-cell>
          <table:table-cell office:value-type="float" office:value="0.29838141129023443">
            <text:p>0.29838141129023443</text:p>
          </table:table-cell>
          <table:table-cell office:value-type="float" office:value="0.26695167985709883">
            <text:p>0.2669516798570988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7281430038241867">
            <text:p>0.7281430038241867</text:p>
          </table:table-cell>
          <table:table-cell office:value-type="float" office:value="0.7077829315458526">
            <text:p>0.7077829315458526</text:p>
          </table:table-cell>
          <table:table-cell office:value-type="float" office:value="0.655612583775284">
            <text:p>0.655612583775284</text:p>
          </table:table-cell>
          <table:table-cell office:value-type="float" office:value="0.6316187059306488">
            <text:p>0.6316187059306488</text:p>
          </table:table-cell>
          <table:table-cell office:value-type="float" office:value="0.5892637278926103">
            <text:p>0.5892637278926103</text:p>
          </table:table-cell>
          <table:table-cell office:value-type="float" office:value="0.5893169260520259">
            <text:p>0.5893169260520259</text:p>
          </table:table-cell>
          <table:table-cell office:value-type="float" office:value="0.6483102414338502">
            <text:p>0.6483102414338502</text:p>
          </table:table-cell>
          <table:table-cell office:value-type="float" office:value="0.5410297409881304">
            <text:p>0.5410297409881304</text:p>
          </table:table-cell>
          <table:table-cell office:value-type="float" office:value="0.6010943809151376">
            <text:p>0.6010943809151376</text:p>
          </table:table-cell>
          <table:table-cell office:value-type="float" office:value="0.6463285162119397">
            <text:p>0.6463285162119397</text:p>
          </table:table-cell>
          <table:table-cell office:value-type="float" office:value="0.6495667129194735">
            <text:p>0.6495667129194735</text:p>
          </table:table-cell>
          <table:table-cell office:value-type="float" office:value="0.6580954461048678">
            <text:p>0.6580954461048678</text:p>
          </table:table-cell>
          <table:table-cell office:value-type="float" office:value="0.6691633444200625">
            <text:p>0.6691633444200625</text:p>
          </table:table-cell>
          <table:table-cell office:value-type="float" office:value="0.6685200968425954">
            <text:p>0.6685200968425954</text:p>
          </table:table-cell>
          <table:table-cell office:value-type="float" office:value="0.6568963736902454">
            <text:p>0.6568963736902454</text:p>
          </table:table-cell>
          <table:table-cell office:value-type="float" office:value="0.6591788475886056">
            <text:p>0.6591788475886056</text:p>
          </table:table-cell>
          <table:table-cell office:value-type="float" office:value="0.665337558506185">
            <text:p>0.665337558506185</text:p>
          </table:table-cell>
          <table:table-cell office:value-type="float" office:value="0.7037269537158067">
            <text:p>0.7037269537158067</text:p>
          </table:table-cell>
          <table:table-cell office:value-type="float" office:value="0.6990875687968744">
            <text:p>0.6990875687968744</text:p>
          </table:table-cell>
          <table:table-cell office:value-type="float" office:value="0.698218272453052">
            <text:p>0.698218272453052</text:p>
          </table:table-cell>
          <table:table-cell office:value-type="float" office:value="0.6981876901461502">
            <text:p>0.6981876901461502</text:p>
          </table:table-cell>
          <table:table-cell office:value-type="float" office:value="0.6698830643674457">
            <text:p>0.6698830643674457</text:p>
          </table:table-cell>
          <table:table-cell office:value-type="float" office:value="0.7812165833587753">
            <text:p>0.7812165833587753</text:p>
          </table:table-cell>
          <table:table-cell office:value-type="float" office:value="0.7477679988678373">
            <text:p>0.747767998867837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8257243425022575">
            <text:p>0.38257243425022575</text:p>
          </table:table-cell>
          <table:table-cell office:value-type="float" office:value="0.37080171809625795">
            <text:p>0.37080171809625795</text:p>
          </table:table-cell>
          <table:table-cell office:value-type="float" office:value="0.37087782500949223">
            <text:p>0.37087782500949223</text:p>
          </table:table-cell>
          <table:table-cell office:value-type="float" office:value="0.35832885745029286">
            <text:p>0.35832885745029286</text:p>
          </table:table-cell>
          <table:table-cell office:value-type="float" office:value="0.3517920918572031">
            <text:p>0.3517920918572031</text:p>
          </table:table-cell>
          <table:table-cell office:value-type="float" office:value="0.34274104765152485">
            <text:p>0.34274104765152485</text:p>
          </table:table-cell>
          <table:table-cell office:value-type="float" office:value="0.35861766676141943">
            <text:p>0.35861766676141943</text:p>
          </table:table-cell>
          <table:table-cell office:value-type="float" office:value="0.4085362763859432">
            <text:p>0.4085362763859432</text:p>
          </table:table-cell>
          <table:table-cell office:value-type="float" office:value="0.46208176516596355">
            <text:p>0.46208176516596355</text:p>
          </table:table-cell>
          <table:table-cell office:value-type="float" office:value="0.4895102564918401">
            <text:p>0.4895102564918401</text:p>
          </table:table-cell>
          <table:table-cell office:value-type="float" office:value="0.5079745430370224">
            <text:p>0.5079745430370224</text:p>
          </table:table-cell>
          <table:table-cell office:value-type="float" office:value="0.5164188009110967">
            <text:p>0.5164188009110967</text:p>
          </table:table-cell>
          <table:table-cell office:value-type="float" office:value="0.5196562716062223">
            <text:p>0.5196562716062223</text:p>
          </table:table-cell>
          <table:table-cell office:value-type="float" office:value="0.5176394688273565">
            <text:p>0.5176394688273565</text:p>
          </table:table-cell>
          <table:table-cell office:value-type="float" office:value="0.5112315400103865">
            <text:p>0.5112315400103865</text:p>
          </table:table-cell>
          <table:table-cell office:value-type="float" office:value="0.5069623288589427">
            <text:p>0.5069623288589427</text:p>
          </table:table-cell>
          <table:table-cell office:value-type="float" office:value="0.5087836643031469">
            <text:p>0.5087836643031469</text:p>
          </table:table-cell>
          <table:table-cell office:value-type="float" office:value="0.524961214242248">
            <text:p>0.524961214242248</text:p>
          </table:table-cell>
          <table:table-cell office:value-type="float" office:value="0.5411467260047839">
            <text:p>0.5411467260047839</text:p>
          </table:table-cell>
          <table:table-cell office:value-type="float" office:value="0.5421543605381589">
            <text:p>0.5421543605381589</text:p>
          </table:table-cell>
          <table:table-cell office:value-type="float" office:value="0.5324389864579397">
            <text:p>0.5324389864579397</text:p>
          </table:table-cell>
          <table:table-cell office:value-type="float" office:value="0.5113357374101412">
            <text:p>0.5113357374101412</text:p>
          </table:table-cell>
          <table:table-cell office:value-type="float" office:value="0.4761947753114195">
            <text:p>0.4761947753114195</text:p>
          </table:table-cell>
          <table:table-cell office:value-type="float" office:value="0.4260352367758833">
            <text:p>0.426035236775883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313744727006234">
            <text:p>0.8313744727006234</text:p>
          </table:table-cell>
          <table:table-cell office:value-type="float" office:value="0.8057953351054321">
            <text:p>0.8057953351054321</text:p>
          </table:table-cell>
          <table:table-cell office:value-type="float" office:value="0.8059607242950205">
            <text:p>0.8059607242950205</text:p>
          </table:table-cell>
          <table:table-cell office:value-type="float" office:value="0.7786903557230833">
            <text:p>0.7786903557230833</text:p>
          </table:table-cell>
          <table:table-cell office:value-type="float" office:value="0.7644852024982498">
            <text:p>0.7644852024982498</text:p>
          </table:table-cell>
          <table:table-cell office:value-type="float" office:value="0.744816228912547">
            <text:p>0.744816228912547</text:p>
          </table:table-cell>
          <table:table-cell office:value-type="float" office:value="0.7793179720050014">
            <text:p>0.7793179720050014</text:p>
          </table:table-cell>
          <table:table-cell office:value-type="float" office:value="0.8877969266789647">
            <text:p>0.8877969266789647</text:p>
          </table:table-cell>
          <table:table-cell office:value-type="float" office:value="1.0041575123213409">
            <text:p>1.0041575123213409</text:p>
          </table:table-cell>
          <table:table-cell office:value-type="float" office:value="1.063762819634492">
            <text:p>1.063762819634492</text:p>
          </table:table-cell>
          <table:table-cell office:value-type="float" office:value="1.1038878655499882">
            <text:p>1.1038878655499882</text:p>
          </table:table-cell>
          <table:table-cell office:value-type="float" office:value="1.1222382217411386">
            <text:p>1.1222382217411386</text:p>
          </table:table-cell>
          <table:table-cell office:value-type="float" office:value="1.1292736227556373">
            <text:p>1.1292736227556373</text:p>
          </table:table-cell>
          <table:table-cell office:value-type="float" office:value="1.1248908753417852">
            <text:p>1.1248908753417852</text:p>
          </table:table-cell>
          <table:table-cell office:value-type="float" office:value="1.1109656994420856">
            <text:p>1.1109656994420856</text:p>
          </table:table-cell>
          <table:table-cell office:value-type="float" office:value="1.1016882062091118">
            <text:p>1.1016882062091118</text:p>
          </table:table-cell>
          <table:table-cell office:value-type="float" office:value="1.105646180331068">
            <text:p>1.105646180331068</text:p>
          </table:table-cell>
          <table:table-cell office:value-type="float" office:value="1.1408018811764926">
            <text:p>1.1408018811764926</text:p>
          </table:table-cell>
          <table:table-cell office:value-type="float" office:value="1.175974883991867">
            <text:p>1.175974883991867</text:p>
          </table:table-cell>
          <table:table-cell office:value-type="float" office:value="1.178164591231236">
            <text:p>1.178164591231236</text:p>
          </table:table-cell>
          <table:table-cell office:value-type="float" office:value="1.1570519514278457">
            <text:p>1.1570519514278457</text:p>
          </table:table-cell>
          <table:table-cell office:value-type="float" office:value="1.1111921325316725">
            <text:p>1.1111921325316725</text:p>
          </table:table-cell>
          <table:table-cell office:value-type="float" office:value="1.034826727658018">
            <text:p>1.034826727658018</text:p>
          </table:table-cell>
          <table:table-cell office:value-type="float" office:value="0.9258242063900766">
            <text:p>0.925824206390076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87349977693759">
            <text:p>0.687349977693759</text:p>
          </table:table-cell>
          <table:table-cell office:value-type="float" office:value="0.668244996186886">
            <text:p>0.668244996186886</text:p>
          </table:table-cell>
          <table:table-cell office:value-type="float" office:value="0.6160665332699489">
            <text:p>0.6160665332699489</text:p>
          </table:table-cell>
          <table:table-cell office:value-type="float" office:value="0.5934107297760056">
            <text:p>0.5934107297760056</text:p>
          </table:table-cell>
          <table:table-cell office:value-type="float" office:value="0.5517527555620159">
            <text:p>0.5517527555620159</text:p>
          </table:table-cell>
          <table:table-cell office:value-type="float" office:value="0.552771050654024">
            <text:p>0.552771050654024</text:p>
          </table:table-cell>
          <table:table-cell office:value-type="float" office:value="0.610071470050067">
            <text:p>0.610071470050067</text:p>
          </table:table-cell>
          <table:table-cell office:value-type="float" office:value="0.49746823601325885">
            <text:p>0.49746823601325885</text:p>
          </table:table-cell>
          <table:table-cell office:value-type="float" office:value="0.5518234146006105">
            <text:p>0.5518234146006105</text:p>
          </table:table-cell>
          <table:table-cell office:value-type="float" office:value="0.5941328980845679">
            <text:p>0.5941328980845679</text:p>
          </table:table-cell>
          <table:table-cell office:value-type="float" office:value="0.5954022803766207">
            <text:p>0.5954022803766207</text:p>
          </table:table-cell>
          <table:table-cell office:value-type="float" office:value="0.6030306171892762">
            <text:p>0.6030306171892762</text:p>
          </table:table-cell>
          <table:table-cell office:value-type="float" office:value="0.6137533096954803">
            <text:p>0.6137533096954803</text:p>
          </table:table-cell>
          <table:table-cell office:value-type="float" office:value="0.6133251102529343">
            <text:p>0.6133251102529343</text:p>
          </table:table-cell>
          <table:table-cell office:value-type="float" office:value="0.6023846532856794">
            <text:p>0.6023846532856794</text:p>
          </table:table-cell>
          <table:table-cell office:value-type="float" office:value="0.6051223456641642">
            <text:p>0.6051223456641642</text:p>
          </table:table-cell>
          <table:table-cell office:value-type="float" office:value="0.6110868507850996">
            <text:p>0.6110868507850996</text:p>
          </table:table-cell>
          <table:table-cell office:value-type="float" office:value="0.6477512622836362">
            <text:p>0.6477512622836362</text:p>
          </table:table-cell>
          <table:table-cell office:value-type="float" office:value="0.6413860446983809">
            <text:p>0.6413860446983809</text:p>
          </table:table-cell>
          <table:table-cell office:value-type="float" office:value="0.6404093060556124">
            <text:p>0.6404093060556124</text:p>
          </table:table-cell>
          <table:table-cell office:value-type="float" office:value="0.641414657007984">
            <text:p>0.641414657007984</text:p>
          </table:table-cell>
          <table:table-cell office:value-type="float" office:value="0.6153602335773144">
            <text:p>0.6153602335773144</text:p>
          </table:table-cell>
          <table:table-cell office:value-type="float" office:value="0.7304407715820532">
            <text:p>0.7304407715820532</text:p>
          </table:table-cell>
          <table:table-cell office:value-type="float" office:value="0.7023406105084486">
            <text:p>0.702340610508448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9560373305470835">
            <text:p>0.09560373305470835</text:p>
          </table:table-cell>
          <table:table-cell office:value-type="float" office:value="0.0926622654937952">
            <text:p>0.0926622654937952</text:p>
          </table:table-cell>
          <table:table-cell office:value-type="float" office:value="0.09268128438895079">
            <text:p>0.09268128438895079</text:p>
          </table:table-cell>
          <table:table-cell office:value-type="float" office:value="0.08954533407670953">
            <text:p>0.08954533407670953</text:p>
          </table:table-cell>
          <table:table-cell office:value-type="float" office:value="0.08791181546205126">
            <text:p>0.08791181546205126</text:p>
          </table:table-cell>
          <table:table-cell office:value-type="float" office:value="0.08564998597137759">
            <text:p>0.08564998597137759</text:p>
          </table:table-cell>
          <table:table-cell office:value-type="float" office:value="0.0896175066793665">
            <text:p>0.0896175066793665</text:p>
          </table:table-cell>
          <table:table-cell office:value-type="float" office:value="0.10209202131176123">
            <text:p>0.10209202131176123</text:p>
          </table:table-cell>
          <table:table-cell office:value-type="float" office:value="0.11547288244369679">
            <text:p>0.11547288244369679</text:p>
          </table:table-cell>
          <table:table-cell office:value-type="float" office:value="0.12232718225218074">
            <text:p>0.12232718225218074</text:p>
          </table:table-cell>
          <table:table-cell office:value-type="float" office:value="0.12694135348846122">
            <text:p>0.12694135348846122</text:p>
          </table:table-cell>
          <table:table-cell office:value-type="float" office:value="0.12905154884851205">
            <text:p>0.12905154884851205</text:p>
          </table:table-cell>
          <table:table-cell office:value-type="float" office:value="0.12986058331205289">
            <text:p>0.12986058331205289</text:p>
          </table:table-cell>
          <table:table-cell office:value-type="float" office:value="0.12935659019275636">
            <text:p>0.12935659019275636</text:p>
          </table:table-cell>
          <table:table-cell office:value-type="float" office:value="0.12775526751185862">
            <text:p>0.12775526751185862</text:p>
          </table:table-cell>
          <table:table-cell office:value-type="float" office:value="0.12668840412407506">
            <text:p>0.12668840412407506</text:p>
          </table:table-cell>
          <table:table-cell office:value-type="float" office:value="0.12714355052779341">
            <text:p>0.12714355052779341</text:p>
          </table:table-cell>
          <table:table-cell office:value-type="float" office:value="0.13118627297037613">
            <text:p>0.13118627297037613</text:p>
          </table:table-cell>
          <table:table-cell office:value-type="float" office:value="0.13523098504936312">
            <text:p>0.13523098504936312</text:p>
          </table:table-cell>
          <table:table-cell office:value-type="float" office:value="0.13548278997392443">
            <text:p>0.13548278997392443</text:p>
          </table:table-cell>
          <table:table-cell office:value-type="float" office:value="0.1330549463894482">
            <text:p>0.1330549463894482</text:p>
          </table:table-cell>
          <table:table-cell office:value-type="float" office:value="0.12778130613748706">
            <text:p>0.12778130613748706</text:p>
          </table:table-cell>
          <table:table-cell office:value-type="float" office:value="0.1189996824265259">
            <text:p>0.1189996824265259</text:p>
          </table:table-cell>
          <table:table-cell office:value-type="float" office:value="0.10646496036350786">
            <text:p>0.1064649603635078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9385657177633793">
            <text:p>0.9385657177633793</text:p>
          </table:table-cell>
          <table:table-cell office:value-type="float" office:value="0.9117315093048488">
            <text:p>0.9117315093048488</text:p>
          </table:table-cell>
          <table:table-cell office:value-type="float" office:value="0.8596030219031889">
            <text:p>0.8596030219031889</text:p>
          </table:table-cell>
          <table:table-cell office:value-type="float" office:value="0.8287069535854814">
            <text:p>0.8287069535854814</text:p>
          </table:table-cell>
          <table:table-cell office:value-type="float" office:value="0.7827566199145228">
            <text:p>0.7827566199145228</text:p>
          </table:table-cell>
          <table:table-cell office:value-type="float" office:value="0.7778315574486652">
            <text:p>0.7778315574486652</text:p>
          </table:table-cell>
          <table:table-cell office:value-type="float" office:value="0.8455573401548282">
            <text:p>0.8455573401548282</text:p>
          </table:table-cell>
          <table:table-cell office:value-type="float" office:value="0.7657331025573433">
            <text:p>0.7657331025573433</text:p>
          </table:table-cell>
          <table:table-cell office:value-type="float" office:value="0.8552488635259744">
            <text:p>0.8552488635259744</text:p>
          </table:table-cell>
          <table:table-cell office:value-type="float" office:value="0.9155692336566077">
            <text:p>0.9155692336566077</text:p>
          </table:table-cell>
          <table:table-cell office:value-type="float" office:value="0.9289631680439951">
            <text:p>0.9289631680439951</text:p>
          </table:table-cell>
          <table:table-cell office:value-type="float" office:value="0.9421364168818243">
            <text:p>0.9421364168818243</text:p>
          </table:table-cell>
          <table:table-cell office:value-type="float" office:value="0.9549849907213852">
            <text:p>0.9549849907213852</text:p>
          </table:table-cell>
          <table:table-cell office:value-type="float" office:value="0.9532324601004566">
            <text:p>0.9532324601004566</text:p>
          </table:table-cell>
          <table:table-cell office:value-type="float" office:value="0.9380842441941063">
            <text:p>0.9380842441941063</text:p>
          </table:table-cell>
          <table:table-cell office:value-type="float" office:value="0.938018564079157">
            <text:p>0.938018564079157</text:p>
          </table:table-cell>
          <table:table-cell office:value-type="float" office:value="0.9451790469825141">
            <text:p>0.9451790469825141</text:p>
          </table:table-cell>
          <table:table-cell office:value-type="float" office:value="0.9924664276670792">
            <text:p>0.9924664276670792</text:p>
          </table:table-cell>
          <table:table-cell office:value-type="float" office:value="0.9967294073898711">
            <text:p>0.9967294073898711</text:p>
          </table:table-cell>
          <table:table-cell office:value-type="float" office:value="0.9964143307811629">
            <text:p>0.9964143307811629</text:p>
          </table:table-cell>
          <table:table-cell office:value-type="float" office:value="0.9910400927430243">
            <text:p>0.9910400927430243</text:p>
          </table:table-cell>
          <table:table-cell office:value-type="float" office:value="0.9511282455860339">
            <text:p>0.9511282455860339</text:p>
          </table:table-cell>
          <table:table-cell office:value-type="float" office:value="1.0431335120603216">
            <text:p>1.0431335120603216</text:p>
          </table:table-cell>
          <table:table-cell office:value-type="float" office:value="0.982096148860665">
            <text:p>0.98209614886066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5393657065005739">
            <text:p>0.5393657065005739</text:p>
          </table:table-cell>
          <table:table-cell office:value-type="float" office:value="0.5227708866285028">
            <text:p>0.5227708866285028</text:p>
          </table:table-cell>
          <table:table-cell office:value-type="float" office:value="0.5228781851564454">
            <text:p>0.5228781851564454</text:p>
          </table:table-cell>
          <table:table-cell office:value-type="float" office:value="0.5051861557589657">
            <text:p>0.5051861557589657</text:p>
          </table:table-cell>
          <table:table-cell office:value-type="float" office:value="0.495970365815147">
            <text:p>0.495970365815147</text:p>
          </table:table-cell>
          <table:table-cell office:value-type="float" office:value="0.4832098467199055">
            <text:p>0.4832098467199055</text:p>
          </table:table-cell>
          <table:table-cell office:value-type="float" office:value="0.5055933305164585">
            <text:p>0.5055933305164585</text:p>
          </table:table-cell>
          <table:table-cell office:value-type="float" office:value="0.5759705551600102">
            <text:p>0.5759705551600102</text:p>
          </table:table-cell>
          <table:table-cell office:value-type="float" office:value="0.65146109708145">
            <text:p>0.65146109708145</text:p>
          </table:table-cell>
          <table:table-cell office:value-type="float" office:value="0.6901308659350791">
            <text:p>0.6901308659350791</text:p>
          </table:table-cell>
          <table:table-cell office:value-type="float" office:value="0.7161625453397624">
            <text:p>0.7161625453397624</text:p>
          </table:table-cell>
          <table:table-cell office:value-type="float" office:value="0.7280675931329988">
            <text:p>0.7280675931329988</text:p>
          </table:table-cell>
          <table:table-cell office:value-type="float" office:value="0.7326319070051484">
            <text:p>0.7326319070051484</text:p>
          </table:table-cell>
          <table:table-cell office:value-type="float" office:value="0.7297885389046034">
            <text:p>0.7297885389046034</text:p>
          </table:table-cell>
          <table:table-cell office:value-type="float" office:value="0.7207543881290941">
            <text:p>0.7207543881290941</text:p>
          </table:table-cell>
          <table:table-cell office:value-type="float" office:value="0.7147354858696794">
            <text:p>0.7147354858696794</text:p>
          </table:table-cell>
          <table:table-cell office:value-type="float" office:value="0.7173032764125679">
            <text:p>0.7173032764125679</text:p>
          </table:table-cell>
          <table:table-cell office:value-type="float" office:value="0.7401110243608777">
            <text:p>0.7401110243608777</text:p>
          </table:table-cell>
          <table:table-cell office:value-type="float" office:value="0.7629299972018859">
            <text:p>0.7629299972018859</text:p>
          </table:table-cell>
          <table:table-cell office:value-type="float" office:value="0.7643506001082442">
            <text:p>0.7643506001082442</text:p>
          </table:table-cell>
          <table:table-cell office:value-type="float" office:value="0.7506534825546387">
            <text:p>0.7506534825546387</text:p>
          </table:table-cell>
          <table:table-cell office:value-type="float" office:value="0.7209012897328246">
            <text:p>0.7209012897328246</text:p>
          </table:table-cell>
          <table:table-cell office:value-type="float" office:value="0.6713581754030289">
            <text:p>0.6713581754030289</text:p>
          </table:table-cell>
          <table:table-cell office:value-type="float" office:value="0.600641279678473">
            <text:p>0.60064127967847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240991221563527">
            <text:p>0.5240991221563527</text:p>
          </table:table-cell>
          <table:table-cell office:value-type="float" office:value="0.5100169266904789">
            <text:p>0.5100169266904789</text:p>
          </table:table-cell>
          <table:table-cell office:value-type="float" office:value="0.4578059875217648">
            <text:p>0.4578059875217648</text:p>
          </table:table-cell>
          <table:table-cell office:value-type="float" office:value="0.44050506458571037">
            <text:p>0.44050506458571037</text:p>
          </table:table-cell>
          <table:table-cell office:value-type="float" office:value="0.40163645123513625">
            <text:p>0.40163645123513625</text:p>
          </table:table-cell>
          <table:table-cell office:value-type="float" office:value="0.40651699717901213">
            <text:p>0.40651699717901213</text:p>
          </table:table-cell>
          <table:table-cell office:value-type="float" office:value="0.4570425644929613">
            <text:p>0.4570425644929613</text:p>
          </table:table-cell>
          <table:table-cell office:value-type="float" office:value="0.3231381205443297">
            <text:p>0.3231381205443297</text:p>
          </table:table-cell>
          <table:table-cell office:value-type="float" office:value="0.354644431646917">
            <text:p>0.354644431646917</text:p>
          </table:table-cell>
          <table:table-cell office:value-type="float" office:value="0.38524966183352105">
            <text:p>0.38524966183352105</text:p>
          </table:table-cell>
          <table:table-cell office:value-type="float" office:value="0.3786399856636218">
            <text:p>0.3786399856636218</text:p>
          </table:table-cell>
          <table:table-cell office:value-type="float" office:value="0.3826649987683818">
            <text:p>0.3826649987683818</text:p>
          </table:table-cell>
          <table:table-cell office:value-type="float" office:value="0.39200620161814503">
            <text:p>0.39200620161814503</text:p>
          </table:table-cell>
          <table:table-cell office:value-type="float" office:value="0.39243860986612766">
            <text:p>0.39243860986612766</text:p>
          </table:table-cell>
          <table:table-cell office:value-type="float" office:value="0.38423253668594015">
            <text:p>0.38423253668594015</text:p>
          </table:table-cell>
          <table:table-cell office:value-type="float" office:value="0.3887919817850811">
            <text:p>0.3887919817850811</text:p>
          </table:table-cell>
          <table:table-cell office:value-type="float" office:value="0.3939792888047738">
            <text:p>0.3939792888047738</text:p>
          </table:table-cell>
          <table:table-cell office:value-type="float" office:value="0.42374043537458445">
            <text:p>0.42374043537458445</text:p>
          </table:table-cell>
          <table:table-cell office:value-type="float" office:value="0.41046855540074484">
            <text:p>0.41046855540074484</text:p>
          </table:table-cell>
          <table:table-cell office:value-type="float" office:value="0.40906184014461955">
            <text:p>0.40906184014461955</text:p>
          </table:table-cell>
          <table:table-cell office:value-type="float" office:value="0.414212924005244">
            <text:p>0.414212924005244</text:p>
          </table:table-cell>
          <table:table-cell office:value-type="float" office:value="0.3971636539866964">
            <text:p>0.3971636539866964</text:p>
          </table:table-cell>
          <table:table-cell office:value-type="float" office:value="0.5272395016725078">
            <text:p>0.5272395016725078</text:p>
          </table:table-cell>
          <table:table-cell office:value-type="float" office:value="0.520543359409972">
            <text:p>0.52054335940997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9128621712511287">
            <text:p>0.19128621712511287</text:p>
          </table:table-cell>
          <table:table-cell office:value-type="float" office:value="0.18540085904812825">
            <text:p>0.18540085904812825</text:p>
          </table:table-cell>
          <table:table-cell office:value-type="float" office:value="0.18543891250474612">
            <text:p>0.18543891250474612</text:p>
          </table:table-cell>
          <table:table-cell office:value-type="float" office:value="0.1791644287251457">
            <text:p>0.1791644287251457</text:p>
          </table:table-cell>
          <table:table-cell office:value-type="float" office:value="0.17589604592860156">
            <text:p>0.17589604592860156</text:p>
          </table:table-cell>
          <table:table-cell office:value-type="float" office:value="0.17137052382576315">
            <text:p>0.17137052382576315</text:p>
          </table:table-cell>
          <table:table-cell office:value-type="float" office:value="0.179308833380709">
            <text:p>0.179308833380709</text:p>
          </table:table-cell>
          <table:table-cell office:value-type="float" office:value="0.20426813819297232">
            <text:p>0.20426813819297232</text:p>
          </table:table-cell>
          <table:table-cell office:value-type="float" office:value="0.23104088258298106">
            <text:p>0.23104088258298106</text:p>
          </table:table-cell>
          <table:table-cell office:value-type="float" office:value="0.24475512824592005">
            <text:p>0.24475512824592005</text:p>
          </table:table-cell>
          <table:table-cell office:value-type="float" office:value="0.25398727151851047">
            <text:p>0.25398727151851047</text:p>
          </table:table-cell>
          <table:table-cell office:value-type="float" office:value="0.25820940045554835">
            <text:p>0.25820940045554835</text:p>
          </table:table-cell>
          <table:table-cell office:value-type="float" office:value="0.2598281358031104">
            <text:p>0.2598281358031104</text:p>
          </table:table-cell>
          <table:table-cell office:value-type="float" office:value="0.2588197344136782">
            <text:p>0.2588197344136782</text:p>
          </table:table-cell>
          <table:table-cell office:value-type="float" office:value="0.25561577000519325">
            <text:p>0.25561577000519325</text:p>
          </table:table-cell>
          <table:table-cell office:value-type="float" office:value="0.25348116442947205">
            <text:p>0.25348116442947205</text:p>
          </table:table-cell>
          <table:table-cell office:value-type="float" office:value="0.2543918321515742">
            <text:p>0.2543918321515742</text:p>
          </table:table-cell>
          <table:table-cell office:value-type="float" office:value="0.262480607121124">
            <text:p>0.262480607121124</text:p>
          </table:table-cell>
          <table:table-cell office:value-type="float" office:value="0.27057336300239193">
            <text:p>0.27057336300239193</text:p>
          </table:table-cell>
          <table:table-cell office:value-type="float" office:value="0.27107718026907945">
            <text:p>0.27107718026907945</text:p>
          </table:table-cell>
          <table:table-cell office:value-type="float" office:value="0.2662194932289706">
            <text:p>0.2662194932289706</text:p>
          </table:table-cell>
          <table:table-cell office:value-type="float" office:value="0.2556678687050706">
            <text:p>0.2556678687050706</text:p>
          </table:table-cell>
          <table:table-cell office:value-type="float" office:value="0.23809738765570976">
            <text:p>0.23809738765570976</text:p>
          </table:table-cell>
          <table:table-cell office:value-type="float" office:value="0.21301761838794092">
            <text:p>0.21301761838794092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882268647172025">
            <text:p>0.13882268647172025</text:p>
          </table:table-cell>
          <table:table-cell office:value-type="float" office:value="0.13522334761670934">
            <text:p>0.13522334761670934</text:p>
          </table:table-cell>
          <table:table-cell office:value-type="float" office:value="0.1180459137128847">
            <text:p>0.1180459137128847</text:p>
          </table:table-cell>
          <table:table-cell office:value-type="float" office:value="0.1134562503156088">
            <text:p>0.1134562503156088</text:p>
          </table:table-cell>
          <table:table-cell office:value-type="float" office:value="0.10124648175045084">
            <text:p>0.10124648175045084</text:p>
          </table:table-cell>
          <table:table-cell office:value-type="float" office:value="0.10364504644831773">
            <text:p>0.10364504644831773</text:p>
          </table:table-cell>
          <table:table-cell office:value-type="float" office:value="0.11886966619938766">
            <text:p>0.11886966619938766</text:p>
          </table:table-cell>
          <table:table-cell office:value-type="float" office:value="0.07045586970173523">
            <text:p>0.07045586970173523</text:p>
          </table:table-cell>
          <table:table-cell office:value-type="float" office:value="0.07612322343537017">
            <text:p>0.07612322343537017</text:p>
          </table:table-cell>
          <table:table-cell office:value-type="float" office:value="0.08378385689816945">
            <text:p>0.08378385689816945</text:p>
          </table:table-cell>
          <table:table-cell office:value-type="float" office:value="0.07999138952745642">
            <text:p>0.07999138952745642</text:p>
          </table:table-cell>
          <table:table-cell office:value-type="float" office:value="0.08057481730331298">
            <text:p>0.08057481730331298</text:p>
          </table:table-cell>
          <table:table-cell office:value-type="float" office:value="0.08336306349020767">
            <text:p>0.08336306349020767</text:p>
          </table:table-cell>
          <table:table-cell office:value-type="float" office:value="0.08368207958181818">
            <text:p>0.08368207958181818</text:p>
          </table:table-cell>
          <table:table-cell office:value-type="float" office:value="0.08154509397633677">
            <text:p>0.08154509397633677</text:p>
          </table:table-cell>
          <table:table-cell office:value-type="float" office:value="0.08341884433163825">
            <text:p>0.08341884433163825</text:p>
          </table:table-cell>
          <table:table-cell office:value-type="float" office:value="0.08496513636737897">
            <text:p>0.08496513636737897</text:p>
          </table:table-cell>
          <table:table-cell office:value-type="float" office:value="0.09333451937286003">
            <text:p>0.09333451937286003</text:p>
          </table:table-cell>
          <table:table-cell office:value-type="float" office:value="0.08755080913727947">
            <text:p>0.08755080913727947</text:p>
          </table:table-cell>
          <table:table-cell office:value-type="float" office:value="0.08699984149897065">
            <text:p>0.08699984149897065</text:p>
          </table:table-cell>
          <table:table-cell office:value-type="float" office:value="0.08954561914623273">
            <text:p>0.08954561914623273</text:p>
          </table:table-cell>
          <table:table-cell office:value-type="float" office:value="0.08578865296462473">
            <text:p>0.08578865296462473</text:p>
          </table:table-cell>
          <table:table-cell office:value-type="float" office:value="0.13164780352826508">
            <text:p>0.13164780352826508</text:p>
          </table:table-cell>
          <table:table-cell office:value-type="float" office:value="0.13384300244922773">
            <text:p>0.1338430024492277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194652908105376">
            <text:p>0.1194652908105376</text:p>
          </table:table-cell>
          <table:table-cell office:value-type="float" office:value="0.11578966783697472">
            <text:p>0.11578966783697472</text:p>
          </table:table-cell>
          <table:table-cell office:value-type="float" office:value="0.11581343362276637">
            <text:p>0.11581343362276637</text:p>
          </table:table-cell>
          <table:table-cell office:value-type="float" office:value="0.11189478731002345">
            <text:p>0.11189478731002345</text:p>
          </table:table-cell>
          <table:table-cell office:value-type="float" office:value="0.10985356182531446">
            <text:p>0.10985356182531446</text:p>
          </table:table-cell>
          <table:table-cell office:value-type="float" office:value="0.10702720652271795">
            <text:p>0.10702720652271795</text:p>
          </table:table-cell>
          <table:table-cell office:value-type="float" office:value="0.11198497333821997">
            <text:p>0.11198497333821997</text:p>
          </table:table-cell>
          <table:table-cell office:value-type="float" office:value="0.1275729788549767">
            <text:p>0.1275729788549767</text:p>
          </table:table-cell>
          <table:table-cell office:value-type="float" office:value="0.1442935442068271">
            <text:p>0.1442935442068271</text:p>
          </table:table-cell>
          <table:table-cell office:value-type="float" office:value="0.15285859594444628">
            <text:p>0.15285859594444628</text:p>
          </table:table-cell>
          <table:table-cell office:value-type="float" office:value="0.15862440958978188">
            <text:p>0.15862440958978188</text:p>
          </table:table-cell>
          <table:table-cell office:value-type="float" office:value="0.16126128468137818">
            <text:p>0.16126128468137818</text:p>
          </table:table-cell>
          <table:table-cell office:value-type="float" office:value="0.16227224455056322">
            <text:p>0.16227224455056322</text:p>
          </table:table-cell>
          <table:table-cell office:value-type="float" office:value="0.16164246072686334">
            <text:p>0.16164246072686334</text:p>
          </table:table-cell>
          <table:table-cell office:value-type="float" office:value="0.15964146689908562">
            <text:p>0.15964146689908562</text:p>
          </table:table-cell>
          <table:table-cell office:value-type="float" office:value="0.15830832706443315">
            <text:p>0.15830832706443315</text:p>
          </table:table-cell>
          <table:table-cell office:value-type="float" office:value="0.1588770726117493">
            <text:p>0.1588770726117493</text:p>
          </table:table-cell>
          <table:table-cell office:value-type="float" office:value="0.16392881062278528">
            <text:p>0.16392881062278528</text:p>
          </table:table-cell>
          <table:table-cell office:value-type="float" office:value="0.16898303485987098">
            <text:p>0.16898303485987098</text:p>
          </table:table-cell>
          <table:table-cell office:value-type="float" office:value="0.16929768730679057">
            <text:p>0.16929768730679057</text:p>
          </table:table-cell>
          <table:table-cell office:value-type="float" office:value="0.16626388276177298">
            <text:p>0.16626388276177298</text:p>
          </table:table-cell>
          <table:table-cell office:value-type="float" office:value="0.15967400445681088">
            <text:p>0.15967400445681088</text:p>
          </table:table-cell>
          <table:table-cell office:value-type="float" office:value="0.1487005916318288">
            <text:p>0.1487005916318288</text:p>
          </table:table-cell>
          <table:table-cell office:value-type="float" office:value="0.1330373516239221">
            <text:p>0.133037351623922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615483180634107">
            <text:p>0.2615483180634107</text:p>
          </table:table-cell>
          <table:table-cell office:value-type="float" office:value="0.25417268605629817">
            <text:p>0.25417268605629817</text:p>
          </table:table-cell>
          <table:table-cell office:value-type="float" office:value="0.23702884284343742">
            <text:p>0.23702884284343742</text:p>
          </table:table-cell>
          <table:table-cell office:value-type="float" office:value="0.2284136081481334">
            <text:p>0.2284136081481334</text:p>
          </table:table-cell>
          <table:table-cell office:value-type="float" office:value="0.2141121537689499">
            <text:p>0.2141121537689499</text:p>
          </table:table-cell>
          <table:table-cell office:value-type="float" office:value="0.2136041978161352">
            <text:p>0.2136041978161352</text:p>
          </table:table-cell>
          <table:table-cell office:value-type="float" office:value="0.23391683998752333">
            <text:p>0.23391683998752333</text:p>
          </table:table-cell>
          <table:table-cell office:value-type="float" office:value="0.2015519455043696">
            <text:p>0.2015519455043696</text:p>
          </table:table-cell>
          <table:table-cell office:value-type="float" office:value="0.22440352766226052">
            <text:p>0.22440352766226052</text:p>
          </table:table-cell>
          <table:table-cell office:value-type="float" office:value="0.24086418522796474">
            <text:p>0.24086418522796474</text:p>
          </table:table-cell>
          <table:table-cell office:value-type="float" office:value="0.24300048316825545">
            <text:p>0.24300048316825545</text:p>
          </table:table-cell>
          <table:table-cell office:value-type="float" office:value="0.24629407237854894">
            <text:p>0.24629407237854894</text:p>
          </table:table-cell>
          <table:table-cell office:value-type="float" office:value="0.25012000810736384">
            <text:p>0.25012000810736384</text:p>
          </table:table-cell>
          <table:table-cell office:value-type="float" office:value="0.24979149240505982">
            <text:p>0.24979149240505982</text:p>
          </table:table-cell>
          <table:table-cell office:value-type="float" office:value="0.24559880322671426">
            <text:p>0.24559880322671426</text:p>
          </table:table-cell>
          <table:table-cell office:value-type="float" office:value="0.24610120527212773">
            <text:p>0.24610120527212773</text:p>
          </table:table-cell>
          <table:table-cell office:value-type="float" office:value="0.24823129233143146">
            <text:p>0.24823129233143146</text:p>
          </table:table-cell>
          <table:table-cell office:value-type="float" office:value="0.2617889480110816">
            <text:p>0.2617889480110816</text:p>
          </table:table-cell>
          <table:table-cell office:value-type="float" office:value="0.2612036146180606">
            <text:p>0.2612036146180606</text:p>
          </table:table-cell>
          <table:table-cell office:value-type="float" office:value="0.2609763755129978">
            <text:p>0.2609763755129978</text:p>
          </table:table-cell>
          <table:table-cell office:value-type="float" office:value="0.260402314659487">
            <text:p>0.260402314659487</text:p>
          </table:table-cell>
          <table:table-cell office:value-type="float" office:value="0.24987354462334">
            <text:p>0.24987354462334</text:p>
          </table:table-cell>
          <table:table-cell office:value-type="float" office:value="0.2844285457439837">
            <text:p>0.2844285457439837</text:p>
          </table:table-cell>
          <table:table-cell office:value-type="float" office:value="0.270522158978354">
            <text:p>0.27052215897835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882976671150176">
            <text:p>0.07882976671150176</text:p>
          </table:table-cell>
          <table:table-cell office:value-type="float" office:value="0.0764043885990848">
            <text:p>0.0764043885990848</text:p>
          </table:table-cell>
          <table:table-cell office:value-type="float" office:value="0.07642007057112019">
            <text:p>0.07642007057112019</text:p>
          </table:table-cell>
          <table:table-cell office:value-type="float" office:value="0.07383433229883551">
            <text:p>0.07383433229883551</text:p>
          </table:table-cell>
          <table:table-cell office:value-type="float" office:value="0.07248741950371773">
            <text:p>0.07248741950371773</text:p>
          </table:table-cell>
          <table:table-cell office:value-type="float" office:value="0.07062243489073218">
            <text:p>0.07062243489073218</text:p>
          </table:table-cell>
          <table:table-cell office:value-type="float" office:value="0.07389384199839026">
            <text:p>0.07389384199839026</text:p>
          </table:table-cell>
          <table:table-cell office:value-type="float" office:value="0.08417966501900574">
            <text:p>0.08417966501900574</text:p>
          </table:table-cell>
          <table:table-cell office:value-type="float" office:value="0.09521281328347653">
            <text:p>0.09521281328347653</text:p>
          </table:table-cell>
          <table:table-cell office:value-type="float" office:value="0.10086450530019185">
            <text:p>0.10086450530019185</text:p>
          </table:table-cell>
          <table:table-cell office:value-type="float" office:value="0.10466910613010687">
            <text:p>0.10466910613010687</text:p>
          </table:table-cell>
          <table:table-cell office:value-type="float" office:value="0.10640906128283414">
            <text:p>0.10640906128283414</text:p>
          </table:table-cell>
          <table:table-cell office:value-type="float" office:value="0.10707614818399089">
            <text:p>0.10707614818399089</text:p>
          </table:table-cell>
          <table:table-cell office:value-type="float" office:value="0.10666058219353308">
            <text:p>0.10666058219353308</text:p>
          </table:table-cell>
          <table:table-cell office:value-type="float" office:value="0.10534021645747162">
            <text:p>0.10534021645747162</text:p>
          </table:table-cell>
          <table:table-cell office:value-type="float" office:value="0.10446053750263523">
            <text:p>0.10446053750263523</text:p>
          </table:table-cell>
          <table:table-cell office:value-type="float" office:value="0.10483582708263695">
            <text:p>0.10483582708263695</text:p>
          </table:table-cell>
          <table:table-cell office:value-type="float" office:value="0.10816924155135639">
            <text:p>0.10816924155135639</text:p>
          </table:table-cell>
          <table:table-cell office:value-type="float" office:value="0.11150429656870893">
            <text:p>0.11150429656870893</text:p>
          </table:table-cell>
          <table:table-cell office:value-type="float" office:value="0.11171192155181094">
            <text:p>0.11171192155181094</text:p>
          </table:table-cell>
          <table:table-cell office:value-type="float" office:value="0.1097100505237542">
            <text:p>0.1097100505237542</text:p>
          </table:table-cell>
          <table:table-cell office:value-type="float" office:value="0.10536168652687355">
            <text:p>0.10536168652687355</text:p>
          </table:table-cell>
          <table:table-cell office:value-type="float" office:value="0.09812082546042211">
            <text:p>0.09812082546042211</text:p>
          </table:table-cell>
          <table:table-cell office:value-type="float" office:value="0.08778535858638493">
            <text:p>0.0877853585863849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3934156722030245">
            <text:p>0.23934156722030245</text:p>
          </table:table-cell>
          <table:table-cell office:value-type="float" office:value="0.23264918456713807">
            <text:p>0.23264918456713807</text:p>
          </table:table-cell>
          <table:table-cell office:value-type="float" office:value="0.2155007223388989">
            <text:p>0.2155007223388989</text:p>
          </table:table-cell>
          <table:table-cell office:value-type="float" office:value="0.2076139029959034">
            <text:p>0.2076139029959034</text:p>
          </table:table-cell>
          <table:table-cell office:value-type="float" office:value="0.193691765764667">
            <text:p>0.193691765764667</text:p>
          </table:table-cell>
          <table:table-cell office:value-type="float" office:value="0.19370925206994014">
            <text:p>0.19370925206994014</text:p>
          </table:table-cell>
          <table:table-cell office:value-type="float" office:value="0.21310043276501223">
            <text:p>0.21310043276501223</text:p>
          </table:table-cell>
          <table:table-cell office:value-type="float" office:value="0.17783719055296948">
            <text:p>0.17783719055296948</text:p>
          </table:table-cell>
          <table:table-cell office:value-type="float" office:value="0.1975805170412416">
            <text:p>0.1975805170412416</text:p>
          </table:table-cell>
          <table:table-cell office:value-type="float" office:value="0.21244903706674842">
            <text:p>0.21244903706674842</text:p>
          </table:table-cell>
          <table:table-cell office:value-type="float" office:value="0.21351343660211158">
            <text:p>0.21351343660211158</text:p>
          </table:table-cell>
          <table:table-cell office:value-type="float" office:value="0.21631684246644886">
            <text:p>0.21631684246644886</text:p>
          </table:table-cell>
          <table:table-cell office:value-type="float" office:value="0.21995487526313903">
            <text:p>0.21995487526313903</text:p>
          </table:table-cell>
          <table:table-cell office:value-type="float" office:value="0.21974343893470802">
            <text:p>0.21974343893470802</text:p>
          </table:table-cell>
          <table:table-cell office:value-type="float" office:value="0.21592270577980918">
            <text:p>0.21592270577980918</text:p>
          </table:table-cell>
          <table:table-cell office:value-type="float" office:value="0.21667295796530575">
            <text:p>0.21667295796530575</text:p>
          </table:table-cell>
          <table:table-cell office:value-type="float" office:value="0.21869733437945554">
            <text:p>0.21869733437945554</text:p>
          </table:table-cell>
          <table:table-cell office:value-type="float" office:value="0.23131597929653153">
            <text:p>0.23131597929653153</text:p>
          </table:table-cell>
          <table:table-cell office:value-type="float" office:value="0.22979100734513822">
            <text:p>0.22979100734513822</text:p>
          </table:table-cell>
          <table:table-cell office:value-type="float" office:value="0.22950526848859962">
            <text:p>0.22950526848859962</text:p>
          </table:table-cell>
          <table:table-cell office:value-type="float" office:value="0.22949521604392306">
            <text:p>0.22949521604392306</text:p>
          </table:table-cell>
          <table:table-cell office:value-type="float" office:value="0.22019144816058095">
            <text:p>0.22019144816058095</text:p>
          </table:table-cell>
          <table:table-cell office:value-type="float" office:value="0.256786922922527">
            <text:p>0.256786922922527</text:p>
          </table:table-cell>
          <table:table-cell office:value-type="float" office:value="0.24579232901540235">
            <text:p>0.2457923290154023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2576537206620206">
            <text:p>0.12576537206620206</text:p>
          </table:table-cell>
          <table:table-cell office:value-type="float" office:value="0.12189591268005821">
            <text:p>0.12189591268005821</text:p>
          </table:table-cell>
          <table:table-cell office:value-type="float" office:value="0.12192093177030851">
            <text:p>0.12192093177030851</text:p>
          </table:table-cell>
          <table:table-cell office:value-type="float" office:value="0.11779563304819204">
            <text:p>0.11779563304819204</text:p>
          </table:table-cell>
          <table:table-cell office:value-type="float" office:value="0.11564676218525195">
            <text:p>0.11564676218525195</text:p>
          </table:table-cell>
          <table:table-cell office:value-type="float" office:value="0.1126713571633359">
            <text:p>0.1126713571633359</text:p>
          </table:table-cell>
          <table:table-cell office:value-type="float" office:value="0.11789057509633304">
            <text:p>0.11789057509633304</text:p>
          </table:table-cell>
          <table:table-cell office:value-type="float" office:value="0.13430062441094107">
            <text:p>0.13430062441094107</text:p>
          </table:table-cell>
          <table:table-cell office:value-type="float" office:value="0.15190295985385802">
            <text:p>0.15190295985385802</text:p>
          </table:table-cell>
          <table:table-cell office:value-type="float" office:value="0.160919695269137">
            <text:p>0.160919695269137</text:p>
          </table:table-cell>
          <table:table-cell office:value-type="float" office:value="0.1669895729168643">
            <text:p>0.1669895729168643</text:p>
          </table:table-cell>
          <table:table-cell office:value-type="float" office:value="0.16976550536332224">
            <text:p>0.16976550536332224</text:p>
          </table:table-cell>
          <table:table-cell office:value-type="float" office:value="0.17082977887096276">
            <text:p>0.17082977887096276</text:p>
          </table:table-cell>
          <table:table-cell office:value-type="float" office:value="0.17016678298009172">
            <text:p>0.17016678298009172</text:p>
          </table:table-cell>
          <table:table-cell office:value-type="float" office:value="0.16806026541716465">
            <text:p>0.16806026541716465</text:p>
          </table:table-cell>
          <table:table-cell office:value-type="float" office:value="0.16665682157013906">
            <text:p>0.16665682157013906</text:p>
          </table:table-cell>
          <table:table-cell office:value-type="float" office:value="0.16725556029068">
            <text:p>0.16725556029068</text:p>
          </table:table-cell>
          <table:table-cell office:value-type="float" office:value="0.17257370505246322">
            <text:p>0.17257370505246322</text:p>
          </table:table-cell>
          <table:table-cell office:value-type="float" office:value="0.1778944671530746">
            <text:p>0.1778944671530746</text:p>
          </table:table-cell>
          <table:table-cell office:value-type="float" office:value="0.17822571300523596">
            <text:p>0.17822571300523596</text:p>
          </table:table-cell>
          <table:table-cell office:value-type="float" office:value="0.17503191876766777">
            <text:p>0.17503191876766777</text:p>
          </table:table-cell>
          <table:table-cell office:value-type="float" office:value="0.1680945188645522">
            <text:p>0.1680945188645522</text:p>
          </table:table-cell>
          <table:table-cell office:value-type="float" office:value="0.1565424158444491">
            <text:p>0.1565424158444491</text:p>
          </table:table-cell>
          <table:table-cell office:value-type="float" office:value="0.14005316449795885">
            <text:p>0.1400531644979588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732660244644463">
            <text:p>0.2732660244644463</text:p>
          </table:table-cell>
          <table:table-cell office:value-type="float" office:value="0.2648583700687549">
            <text:p>0.2648583700687549</text:p>
          </table:table-cell>
          <table:table-cell office:value-type="float" office:value="0.26491273214963756">
            <text:p>0.26491273214963756</text:p>
          </table:table-cell>
          <table:table-cell office:value-type="float" office:value="0.2559491838930667">
            <text:p>0.2559491838930667</text:p>
          </table:table-cell>
          <table:table-cell office:value-type="float" office:value="0.25128006561228855">
            <text:p>0.25128006561228855</text:p>
          </table:table-cell>
          <table:table-cell office:value-type="float" office:value="0.24481503403680388">
            <text:p>0.24481503403680388</text:p>
          </table:table-cell>
          <table:table-cell office:value-type="float" office:value="0.2561554762581567">
            <text:p>0.2561554762581567</text:p>
          </table:table-cell>
          <table:table-cell office:value-type="float" office:value="0.29181162598996047">
            <text:p>0.29181162598996047</text:p>
          </table:table-cell>
          <table:table-cell office:value-type="float" office:value="0.33005840368997397">
            <text:p>0.33005840368997397</text:p>
          </table:table-cell>
          <table:table-cell office:value-type="float" office:value="0.34965018320845787">
            <text:p>0.34965018320845787</text:p>
          </table:table-cell>
          <table:table-cell office:value-type="float" office:value="0.36283895931215926">
            <text:p>0.36283895931215926</text:p>
          </table:table-cell>
          <table:table-cell office:value-type="float" office:value="0.3688705720793558">
            <text:p>0.3688705720793558</text:p>
          </table:table-cell>
          <table:table-cell office:value-type="float" office:value="0.37118305114730127">
            <text:p>0.37118305114730127</text:p>
          </table:table-cell>
          <table:table-cell office:value-type="float" office:value="0.36974247773382524">
            <text:p>0.36974247773382524</text:p>
          </table:table-cell>
          <table:table-cell office:value-type="float" office:value="0.36516538572170565">
            <text:p>0.36516538572170565</text:p>
          </table:table-cell>
          <table:table-cell office:value-type="float" office:value="0.36211594918495965">
            <text:p>0.36211594918495965</text:p>
          </table:table-cell>
          <table:table-cell office:value-type="float" office:value="0.36341690307367625">
            <text:p>0.36341690307367625</text:p>
          </table:table-cell>
          <table:table-cell office:value-type="float" office:value="0.37497229588731934">
            <text:p>0.37497229588731934</text:p>
          </table:table-cell>
          <table:table-cell office:value-type="float" office:value="0.3865333757177015">
            <text:p>0.3865333757177015</text:p>
          </table:table-cell>
          <table:table-cell office:value-type="float" office:value="0.38725311467011314">
            <text:p>0.38725311467011314</text:p>
          </table:table-cell>
          <table:table-cell office:value-type="float" office:value="0.3803135617556715">
            <text:p>0.3803135617556715</text:p>
          </table:table-cell>
          <table:table-cell office:value-type="float" office:value="0.36523981243581555">
            <text:p>0.36523981243581555</text:p>
          </table:table-cell>
          <table:table-cell office:value-type="float" office:value="0.3401391252224423">
            <text:p>0.3401391252224423</text:p>
          </table:table-cell>
          <table:table-cell office:value-type="float" office:value="0.3043108834113443">
            <text:p>0.304310883411344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2596743759241236">
            <text:p>0.22596743759241236</text:p>
          </table:table-cell>
          <table:table-cell office:value-type="float" office:value="0.21968664344611233">
            <text:p>0.21968664344611233</text:p>
          </table:table-cell>
          <table:table-cell office:value-type="float" office:value="0.202532887796899">
            <text:p>0.202532887796899</text:p>
          </table:table-cell>
          <table:table-cell office:value-type="float" office:value="0.19508475507228532">
            <text:p>0.19508475507228532</text:p>
          </table:table-cell>
          <table:table-cell office:value-type="float" office:value="0.1813896274169234">
            <text:p>0.1813896274169234</text:p>
          </table:table-cell>
          <table:table-cell office:value-type="float" office:value="0.1817243936060867">
            <text:p>0.1817243936060867</text:p>
          </table:table-cell>
          <table:table-cell office:value-type="float" office:value="0.20056200088635262">
            <text:p>0.20056200088635262</text:p>
          </table:table-cell>
          <table:table-cell office:value-type="float" office:value="0.16354350218022015">
            <text:p>0.16354350218022015</text:p>
          </table:table-cell>
          <table:table-cell office:value-type="float" office:value="0.18141285669227308">
            <text:p>0.18141285669227308</text:p>
          </table:table-cell>
          <table:table-cell office:value-type="float" office:value="0.1953221690935149">
            <text:p>0.1953221690935149</text:p>
          </table:table-cell>
          <table:table-cell office:value-type="float" office:value="0.1957394806133643">
            <text:p>0.1957394806133643</text:p>
          </table:table-cell>
          <table:table-cell office:value-type="float" office:value="0.19824730890839265">
            <text:p>0.19824730890839265</text:p>
          </table:table-cell>
          <table:table-cell office:value-type="float" office:value="0.20177241173570157">
            <text:p>0.20177241173570157</text:p>
          </table:table-cell>
          <table:table-cell office:value-type="float" office:value="0.20163164046349455">
            <text:p>0.20163164046349455</text:p>
          </table:table-cell>
          <table:table-cell office:value-type="float" office:value="0.19803494721084525">
            <text:p>0.19803494721084525</text:p>
          </table:table-cell>
          <table:table-cell office:value-type="float" office:value="0.1989349680906855">
            <text:p>0.1989349680906855</text:p>
          </table:table-cell>
          <table:table-cell office:value-type="float" office:value="0.20089580897585899">
            <text:p>0.20089580897585899</text:p>
          </table:table-cell>
          <table:table-cell office:value-type="float" office:value="0.21294929466150064">
            <text:p>0.21294929466150064</text:p>
          </table:table-cell>
          <table:table-cell office:value-type="float" office:value="0.2108567188934996">
            <text:p>0.2108567188934996</text:p>
          </table:table-cell>
          <table:table-cell office:value-type="float" office:value="0.21053561445548824">
            <text:p>0.21053561445548824</text:p>
          </table:table-cell>
          <table:table-cell office:value-type="float" office:value="0.21086612523742082">
            <text:p>0.21086612523742082</text:p>
          </table:table-cell>
          <table:table-cell office:value-type="float" office:value="0.20230069060930045">
            <text:p>0.20230069060930045</text:p>
          </table:table-cell>
          <table:table-cell office:value-type="float" office:value="0.24013360707630768">
            <text:p>0.24013360707630768</text:p>
          </table:table-cell>
          <table:table-cell office:value-type="float" office:value="0.23089563282766945">
            <text:p>0.2308956328276694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31421655262626615">
            <text:p>0.031421655262626615</text:p>
          </table:table-cell>
          <table:table-cell office:value-type="float" office:value="0.030454896154879913">
            <text:p>0.030454896154879913</text:p>
          </table:table-cell>
          <table:table-cell office:value-type="float" office:value="0.030461147010865993">
            <text:p>0.030461147010865993</text:p>
          </table:table-cell>
          <table:table-cell office:value-type="float" office:value="0.029430468119116177">
            <text:p>0.029430468119116177</text:p>
          </table:table-cell>
          <table:table-cell office:value-type="float" office:value="0.028893586795188195">
            <text:p>0.028893586795188195</text:p>
          </table:table-cell>
          <table:table-cell office:value-type="float" office:value="0.028150201320082054">
            <text:p>0.028150201320082054</text:p>
          </table:table-cell>
          <table:table-cell office:value-type="float" office:value="0.029454188768589188">
            <text:p>0.029454188768589188</text:p>
          </table:table-cell>
          <table:table-cell office:value-type="float" office:value="0.03355413221037295">
            <text:p>0.03355413221037295</text:p>
          </table:table-cell>
          <table:table-cell office:value-type="float" office:value="0.03795196053956757">
            <text:p>0.03795196053956757</text:p>
          </table:table-cell>
          <table:table-cell office:value-type="float" office:value="0.040204732881894675">
            <text:p>0.040204732881894675</text:p>
          </table:table-cell>
          <table:table-cell office:value-type="float" office:value="0.04172125209381885">
            <text:p>0.04172125209381885</text:p>
          </table:table-cell>
          <table:table-cell office:value-type="float" office:value="0.04241480065119957">
            <text:p>0.04241480065119957</text:p>
          </table:table-cell>
          <table:table-cell office:value-type="float" office:value="0.042680702422989464">
            <text:p>0.042680702422989464</text:p>
          </table:table-cell>
          <table:table-cell office:value-type="float" office:value="0.04251505723798177">
            <text:p>0.04251505723798177</text:p>
          </table:table-cell>
          <table:table-cell office:value-type="float" office:value="0.041988757608922296">
            <text:p>0.041988757608922296</text:p>
          </table:table-cell>
          <table:table-cell office:value-type="float" office:value="0.041638116347204296">
            <text:p>0.041638116347204296</text:p>
          </table:table-cell>
          <table:table-cell office:value-type="float" office:value="0.04178770729867344">
            <text:p>0.04178770729867344</text:p>
          </table:table-cell>
          <table:table-cell office:value-type="float" office:value="0.04311641096802311">
            <text:p>0.04311641096802311</text:p>
          </table:table-cell>
          <table:table-cell office:value-type="float" office:value="0.04444576856235252">
            <text:p>0.04444576856235252</text:p>
          </table:table-cell>
          <table:table-cell office:value-type="float" office:value="0.04452852817100148">
            <text:p>0.04452852817100148</text:p>
          </table:table-cell>
          <table:table-cell office:value-type="float" office:value="0.043730579579398535">
            <text:p>0.043730579579398535</text:p>
          </table:table-cell>
          <table:table-cell office:value-type="float" office:value="0.04199731560861401">
            <text:p>0.04199731560861401</text:p>
          </table:table-cell>
          <table:table-cell office:value-type="float" office:value="0.039111098260448">
            <text:p>0.039111098260448</text:p>
          </table:table-cell>
          <table:table-cell office:value-type="float" office:value="0.03499136670925838">
            <text:p>0.034991366709258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0847578113526397">
            <text:p>0.30847578113526397</text:p>
          </table:table-cell>
          <table:table-cell office:value-type="float" office:value="0.2996562565577873">
            <text:p>0.2996562565577873</text:p>
          </table:table-cell>
          <table:table-cell office:value-type="float" office:value="0.28252333174891336">
            <text:p>0.28252333174891336</text:p>
          </table:table-cell>
          <table:table-cell office:value-type="float" office:value="0.2723688070012738">
            <text:p>0.2723688070012738</text:p>
          </table:table-cell>
          <table:table-cell office:value-type="float" office:value="0.2572664387767532">
            <text:p>0.2572664387767532</text:p>
          </table:table-cell>
          <table:table-cell office:value-type="float" office:value="0.25564773220933706">
            <text:p>0.25564773220933706</text:p>
          </table:table-cell>
          <table:table-cell office:value-type="float" office:value="0.277906976637171">
            <text:p>0.277906976637171</text:p>
          </table:table-cell>
          <table:table-cell office:value-type="float" office:value="0.251671366726881">
            <text:p>0.251671366726881</text:p>
          </table:table-cell>
          <table:table-cell office:value-type="float" office:value="0.2810922626386982">
            <text:p>0.2810922626386982</text:p>
          </table:table-cell>
          <table:table-cell office:value-type="float" office:value="0.30091759073480395">
            <text:p>0.30091759073480395</text:p>
          </table:table-cell>
          <table:table-cell office:value-type="float" office:value="0.3053197378561243">
            <text:p>0.3053197378561243</text:p>
          </table:table-cell>
          <table:table-cell office:value-type="float" office:value="0.30964935287234624">
            <text:p>0.30964935287234624</text:p>
          </table:table-cell>
          <table:table-cell office:value-type="float" office:value="0.31387225786090467">
            <text:p>0.31387225786090467</text:p>
          </table:table-cell>
          <table:table-cell office:value-type="float" office:value="0.3132962585014324">
            <text:p>0.3132962585014324</text:p>
          </table:table-cell>
          <table:table-cell office:value-type="float" office:value="0.30831753655785504">
            <text:p>0.30831753655785504</text:p>
          </table:table-cell>
          <table:table-cell office:value-type="float" office:value="0.308295949657354">
            <text:p>0.308295949657354</text:p>
          </table:table-cell>
          <table:table-cell office:value-type="float" office:value="0.3106493656357067">
            <text:p>0.3106493656357067</text:p>
          </table:table-cell>
          <table:table-cell office:value-type="float" office:value="0.32619117737934533">
            <text:p>0.32619117737934533</text:p>
          </table:table-cell>
          <table:table-cell office:value-type="float" office:value="0.32759227905508753">
            <text:p>0.32759227905508753</text:p>
          </table:table-cell>
          <table:table-cell office:value-type="float" office:value="0.32748872370339666">
            <text:p>0.32748872370339666</text:p>
          </table:table-cell>
          <table:table-cell office:value-type="float" office:value="0.32572238785131263">
            <text:p>0.32572238785131263</text:p>
          </table:table-cell>
          <table:table-cell office:value-type="float" office:value="0.3126046721759063">
            <text:p>0.3126046721759063</text:p>
          </table:table-cell>
          <table:table-cell office:value-type="float" office:value="0.3428437869305423">
            <text:p>0.3428437869305423</text:p>
          </table:table-cell>
          <table:table-cell office:value-type="float" office:value="0.3227828067188211">
            <text:p>0.322782806718821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772685363312596">
            <text:p>0.1772685363312596</text:p>
          </table:table-cell>
          <table:table-cell office:value-type="float" office:value="0.17181446427226693">
            <text:p>0.17181446427226693</text:p>
          </table:table-cell>
          <table:table-cell office:value-type="float" office:value="0.17184972912646437">
            <text:p>0.17184972912646437</text:p>
          </table:table-cell>
          <table:table-cell office:value-type="float" office:value="0.16603504695772117">
            <text:p>0.16603504695772117</text:p>
          </table:table-cell>
          <table:table-cell office:value-type="float" office:value="0.16300617512774057">
            <text:p>0.16300617512774057</text:p>
          </table:table-cell>
          <table:table-cell office:value-type="float" office:value="0.15881228865038827">
            <text:p>0.15881228865038827</text:p>
          </table:table-cell>
          <table:table-cell office:value-type="float" office:value="0.16616886946890735">
            <text:p>0.16616886946890735</text:p>
          </table:table-cell>
          <table:table-cell office:value-type="float" office:value="0.18929912683095151">
            <text:p>0.18929912683095151</text:p>
          </table:table-cell>
          <table:table-cell office:value-type="float" office:value="0.2141099327683373">
            <text:p>0.2141099327683373</text:p>
          </table:table-cell>
          <table:table-cell office:value-type="float" office:value="0.22681918224848277">
            <text:p>0.22681918224848277</text:p>
          </table:table-cell>
          <table:table-cell office:value-type="float" office:value="0.23537478311575538">
            <text:p>0.23537478311575538</text:p>
          </table:table-cell>
          <table:table-cell office:value-type="float" office:value="0.23928750943822066">
            <text:p>0.23928750943822066</text:p>
          </table:table-cell>
          <table:table-cell office:value-type="float" office:value="0.24078762194022277">
            <text:p>0.24078762194022277</text:p>
          </table:table-cell>
          <table:table-cell office:value-type="float" office:value="0.23985311740024243">
            <text:p>0.23985311740024243</text:p>
          </table:table-cell>
          <table:table-cell office:value-type="float" office:value="0.23688394330246557">
            <text:p>0.23688394330246557</text:p>
          </table:table-cell>
          <table:table-cell office:value-type="float" office:value="0.2349057641542776">
            <text:p>0.2349057641542776</text:p>
          </table:table-cell>
          <table:table-cell office:value-type="float" office:value="0.2357496970659493">
            <text:p>0.2357496970659493</text:p>
          </table:table-cell>
          <table:table-cell office:value-type="float" office:value="0.24324571701508857">
            <text:p>0.24324571701508857</text:p>
          </table:table-cell>
          <table:table-cell office:value-type="float" office:value="0.25074542615001394">
            <text:p>0.25074542615001394</text:p>
          </table:table-cell>
          <table:table-cell office:value-type="float" office:value="0.25121232309003544">
            <text:p>0.25121232309003544</text:p>
          </table:table-cell>
          <table:table-cell office:value-type="float" office:value="0.24671061311585454">
            <text:p>0.24671061311585454</text:p>
          </table:table-cell>
          <table:table-cell office:value-type="float" office:value="0.23693222414784434">
            <text:p>0.23693222414784434</text:p>
          </table:table-cell>
          <table:table-cell office:value-type="float" office:value="0.22064932878262827">
            <text:p>0.22064932878262827</text:p>
          </table:table-cell>
          <table:table-cell office:value-type="float" office:value="0.19740743474320951">
            <text:p>0.1974074347432095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7221787090004945">
            <text:p>0.17221787090004945</text:p>
          </table:table-cell>
          <table:table-cell office:value-type="float" office:value="0.16759049104344376">
            <text:p>0.16759049104344376</text:p>
          </table:table-cell>
          <table:table-cell office:value-type="float" office:value="0.15043408607880132">
            <text:p>0.15043408607880132</text:p>
          </table:table-cell>
          <table:table-cell office:value-type="float" office:value="0.1447490391350204">
            <text:p>0.1447490391350204</text:p>
          </table:table-cell>
          <table:table-cell office:value-type="float" office:value="0.13197689441451035">
            <text:p>0.13197689441451035</text:p>
          </table:table-cell>
          <table:table-cell office:value-type="float" office:value="0.13358063156221978">
            <text:p>0.13358063156221978</text:p>
          </table:table-cell>
          <table:table-cell office:value-type="float" office:value="0.1501832268747719">
            <text:p>0.1501832268747719</text:p>
          </table:table-cell>
          <table:table-cell office:value-type="float" office:value="0.10618250780085456">
            <text:p>0.10618250780085456</text:p>
          </table:table-cell>
          <table:table-cell office:value-type="float" office:value="0.11653541546396533">
            <text:p>0.11653541546396533</text:p>
          </table:table-cell>
          <table:table-cell office:value-type="float" office:value="0.12659222983040957">
            <text:p>0.12659222983040957</text:p>
          </table:table-cell>
          <table:table-cell office:value-type="float" office:value="0.12442030412170924">
            <text:p>0.12442030412170924</text:p>
          </table:table-cell>
          <table:table-cell office:value-type="float" office:value="0.12574291497515705">
            <text:p>0.12574291497515705</text:p>
          </table:table-cell>
          <table:table-cell office:value-type="float" office:value="0.128812414614486">
            <text:p>0.128812414614486</text:p>
          </table:table-cell>
          <table:table-cell office:value-type="float" office:value="0.128954503056689">
            <text:p>0.128954503056689</text:p>
          </table:table-cell>
          <table:table-cell office:value-type="float" office:value="0.12625800464294035">
            <text:p>0.12625800464294035</text:p>
          </table:table-cell>
          <table:table-cell office:value-type="float" office:value="0.1277562287274015">
            <text:p>0.1277562287274015</text:p>
          </table:table-cell>
          <table:table-cell office:value-type="float" office:value="0.12946076692040748">
            <text:p>0.12946076692040748</text:p>
          </table:table-cell>
          <table:table-cell office:value-type="float" office:value="0.13924021718300092">
            <text:p>0.13924021718300092</text:p>
          </table:table-cell>
          <table:table-cell office:value-type="float" office:value="0.13487910529536545">
            <text:p>0.13487910529536545</text:p>
          </table:table-cell>
          <table:table-cell office:value-type="float" office:value="0.13441686161639108">
            <text:p>0.13441686161639108</text:p>
          </table:table-cell>
          <table:table-cell office:value-type="float" office:value="0.1361094969553984">
            <text:p>0.1361094969553984</text:p>
          </table:table-cell>
          <table:table-cell office:value-type="float" office:value="0.13050714263182367">
            <text:p>0.13050714263182367</text:p>
          </table:table-cell>
          <table:table-cell office:value-type="float" office:value="0.17324979301406668">
            <text:p>0.17324979301406668</text:p>
          </table:table-cell>
          <table:table-cell office:value-type="float" office:value="0.17104945472890953">
            <text:p>0.171049454728909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6284331052525308">
            <text:p>0.06284331052525308</text:p>
          </table:table-cell>
          <table:table-cell office:value-type="float" office:value="0.060909792309759965">
            <text:p>0.060909792309759965</text:p>
          </table:table-cell>
          <table:table-cell office:value-type="float" office:value="0.06092229402173213">
            <text:p>0.06092229402173213</text:p>
          </table:table-cell>
          <table:table-cell office:value-type="float" office:value="0.05886093623823249">
            <text:p>0.05886093623823249</text:p>
          </table:table-cell>
          <table:table-cell office:value-type="float" office:value="0.05778717359037639">
            <text:p>0.05778717359037639</text:p>
          </table:table-cell>
          <table:table-cell office:value-type="float" office:value="0.05630040264016411">
            <text:p>0.05630040264016411</text:p>
          </table:table-cell>
          <table:table-cell office:value-type="float" office:value="0.058908377537178376">
            <text:p>0.058908377537178376</text:p>
          </table:table-cell>
          <table:table-cell office:value-type="float" office:value="0.0671082644207459">
            <text:p>0.0671082644207459</text:p>
          </table:table-cell>
          <table:table-cell office:value-type="float" office:value="0.07590392107913528">
            <text:p>0.07590392107913528</text:p>
          </table:table-cell>
          <table:table-cell office:value-type="float" office:value="0.08040946576378935">
            <text:p>0.08040946576378935</text:p>
          </table:table-cell>
          <table:table-cell office:value-type="float" office:value="0.08344250418763756">
            <text:p>0.08344250418763756</text:p>
          </table:table-cell>
          <table:table-cell office:value-type="float" office:value="0.08482960130239929">
            <text:p>0.08482960130239929</text:p>
          </table:table-cell>
          <table:table-cell office:value-type="float" office:value="0.08536140484597877">
            <text:p>0.08536140484597877</text:p>
          </table:table-cell>
          <table:table-cell office:value-type="float" office:value="0.0850301144759634">
            <text:p>0.0850301144759634</text:p>
          </table:table-cell>
          <table:table-cell office:value-type="float" office:value="0.08397751521784445">
            <text:p>0.08397751521784445</text:p>
          </table:table-cell>
          <table:table-cell office:value-type="float" office:value="0.08327623269440845">
            <text:p>0.08327623269440845</text:p>
          </table:table-cell>
          <table:table-cell office:value-type="float" office:value="0.08357541459734688">
            <text:p>0.08357541459734688</text:p>
          </table:table-cell>
          <table:table-cell office:value-type="float" office:value="0.08623282193604621">
            <text:p>0.08623282193604621</text:p>
          </table:table-cell>
          <table:table-cell office:value-type="float" office:value="0.08889153712470504">
            <text:p>0.08889153712470504</text:p>
          </table:table-cell>
          <table:table-cell office:value-type="float" office:value="0.0890570563420031">
            <text:p>0.0890570563420031</text:p>
          </table:table-cell>
          <table:table-cell office:value-type="float" office:value="0.08746115915879707">
            <text:p>0.08746115915879707</text:p>
          </table:table-cell>
          <table:table-cell office:value-type="float" office:value="0.08399463121722787">
            <text:p>0.08399463121722787</text:p>
          </table:table-cell>
          <table:table-cell office:value-type="float" office:value="0.078222196520896">
            <text:p>0.078222196520896</text:p>
          </table:table-cell>
          <table:table-cell office:value-type="float" office:value="0.06998273341851675">
            <text:p>0.0699827334185167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